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2ba9e" officeooo:paragraph-rsid="0002ba9e"/>
    </style:style>
    <style:style style:name="P2" style:family="paragraph" style:parent-style-name="Standard">
      <style:text-properties officeooo:rsid="0003b4b7" officeooo:paragraph-rsid="0003b4b7"/>
    </style:style>
    <style:style style:name="P3" style:family="paragraph" style:parent-style-name="Standard">
      <style:text-properties officeooo:paragraph-rsid="0003b4b7"/>
    </style:style>
    <style:style style:name="T1" style:family="text">
      <style:text-properties officeooo:rsid="0002ba9e"/>
    </style:style>
    <style:style style:name="T2" style:family="text">
      <style:text-properties officeooo:rsid="0003b4b7"/>
    </style:style>
    <style:style style:name="T3" style:family="text">
      <style:text-properties fo:color="#ce91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<text:span text:style-name="T1">membuat DB prosgres</text:span></text:p>
      <text:p text:style-name="Standard"/>
      <text:p text:style-name="Standard"><text:span text:style-name="T1">=&gt; </text:span>sudo systemctl start postgresql</text:p>
      <text:p text:style-name="Standard"/>
      <text:p text:style-name="P1">*mengaktifkan prosgres</text:p>
      <text:p text:style-name="P1"/>
      <text:p text:style-name="P1">=&gt; sudo systemctl enable postgresql</text:p>
      <text:p text:style-name="P1"/>
      <text:p text:style-name="P1">*melihat versi postgres</text:p>
      <text:p text:style-name="P1"/>
      <text:p text:style-name="P1">=&gt; psql –version</text:p>
      <text:p text:style-name="P1"/>
      <text:p text:style-name="P1">* melihat status</text:p>
      <text:p text:style-name="P1"/>
      <text:p text:style-name="P1">=&gt; service postgresql status</text:p>
      <text:p text:style-name="P1">(conbtrol q (berhenti))</text:p>
      <text:p text:style-name="P1"/>
      <text:p text:style-name="P1">*masuk ke postgres</text:p>
      <text:p text:style-name="P1">=&gt; sudo su postgres</text:p>
      <text:p text:style-name="P1"/>
      <text:p text:style-name="P1">*melihat database</text:p>
      <text:p text:style-name="P1">=&gt; \l</text:p>
      <text:p text:style-name="P1"/>
      <text:p text:style-name="P1">*melihat role database</text:p>
      <text:p text:style-name="P1">=&gt; \du</text:p>
      <text:p text:style-name="P1"/>
      <text:p text:style-name="P1">*keluar dari postgres </text:p>
      <text:p text:style-name="P1">=&gt; \q</text:p>
      <text:p text:style-name="P1"/>
      <text:p text:style-name="P1">*membuat database baru</text:p>
      <text:p text:style-name="P1">=&gt; createdb daftar_tamu</text:p>
      <text:p text:style-name="P1"><text:s/></text:p>
      <text:p text:style-name="P1">*<text:span text:style-name="T2">mengkoneksikan database ke Fw Django</text:span></text:p>
      <text:p text:style-name="P2">=&gt; ALTER Role (postgres (nama_role)) SET default_transaction_isolation TO 'read committed';</text:p>
      <text:p text:style-name="P2">ALTER ROLE</text:p>
      <text:p text:style-name="P2"/>
      <text:p text:style-name="P2">=&gt; ALTER ROLE postgres SET timezone TO 'UTC';</text:p>
      <text:p text:style-name="P2">ALTER ROLE</text:p>
      <text:p text:style-name="P2"/>
      <text:p text:style-name="P2">=&gt; GRANT ALL PRIVILEGES ON DATABASE daftar_tamu TO postgres;</text:p>
      <text:p text:style-name="P2">GRANT</text:p>
      <text:p text:style-name="P2"/>
      <text:p text:style-name="P2">=&gt; \q</text:p>
      <text:p text:style-name="P2"/>
      <text:p text:style-name="P2">=&gt; pip3 install django psycopg2</text:p>
      <text:p text:style-name="P2"/>
      <text:p text:style-name="P2">(==Kalau terjadi Error)</text:p>
      <text:p text:style-name="P2"/>
      <text:p text:style-name="P2">=&gt; pip3 install django psycopg2-binary</text:p>
      <text:p text:style-name="P2"/>
      <text:p text:style-name="P2"/>
      <text:p text:style-name="P2"/>
      <text:p text:style-name="P2"><text:soft-page-break/></text:p>
      <text:p text:style-name="P2">* di Frame Work Django di Setting.py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DATABASES = {</text:p>
            <text:p text:style-name="P3">'default': {</text:p>
            <text:p text:style-name="P3">'ENGINE': 'django.db.backends.sqlite3',</text:p>
            <text:p text:style-name="P3">'NAME': 'daftar_tamu',</text:p>
            <text:p text:style-name="P3">'USER': 'postgres',</text:p>
            <text:p text:style-name="P3">'PASSWORD': 'root',</text:p>
            <text:p text:style-name="P3">'HOST': 'localhost',</text:p>
            <text:p text:style-name="P3">'POST': '5432',</text:p>
            <text:p text:style-name="P3">}</text:p>
            <text:p text:style-name="P3">}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11:31:00.226423361</meta:creation-date>
    <dc:date>2021-04-15T11:50:59.394942681</dc:date>
    <meta:editing-duration>PT9M39S</meta:editing-duration>
    <meta:editing-cycles>1</meta:editing-cycles>
    <meta:generator>LibreOffice/6.4.6.2$Linux_X86_64 LibreOffice_project/40$Build-2</meta:generator>
    <meta:document-statistic meta:table-count="1" meta:image-count="0" meta:object-count="0" meta:page-count="2" meta:paragraph-count="42" meta:word-count="136" meta:character-count="929" meta:non-whitespace-character-count="832"/>
  </office:meta>
</office:document-meta>
</file>